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33cc66"/>
    </style:style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ooc:=55+25*RAND()" office:value-type="float" office:value="62.1517056585996">
            <text:p>62</text:p>
          </table:table-cell>
          <table:table-cell table:formula="oooc:=[.C1]" office:value-type="float" office:value="62.1517056585996">
            <text:p>62</text:p>
          </table:table-cell>
          <table:table-cell table:formula="oooc:=[.C1]*1.1" office:value-type="float" office:value="68.3668762244596">
            <text:p>68</text:p>
          </table:table-cell>
        </table:table-row>
        <table:table-row table:style-name="ro1">
          <table:table-cell table:formula="oooc:=[.A1]+2" office:value-type="float" office:value="23">
            <text:p>23</text:p>
          </table:table-cell>
          <table:table-cell table:formula="oooc:=[.B1]+2" office:value-type="float" office:value="24">
            <text:p>24</text:p>
          </table:table-cell>
          <table:table-cell table:formula="oooc:=55+25*RAND()" office:value-type="float" office:value="73.8368890638635">
            <text:p>74</text:p>
          </table:table-cell>
          <table:table-cell table:formula="oooc:=[.C2]" office:value-type="float" office:value="73.8368890638635">
            <text:p>74</text:p>
          </table:table-cell>
          <table:table-cell table:formula="oooc:=[.C2]*1.1" office:value-type="float" office:value="81.2205779702498">
            <text:p>81</text:p>
          </table:table-cell>
        </table:table-row>
        <table:table-row table:style-name="ro1">
          <table:table-cell table:formula="oooc:=[.A2]+2" office:value-type="float" office:value="25">
            <text:p>25</text:p>
          </table:table-cell>
          <table:table-cell table:formula="oooc:=[.B2]+2" office:value-type="float" office:value="26">
            <text:p>26</text:p>
          </table:table-cell>
          <table:table-cell table:formula="oooc:=55+25*RAND()" office:value-type="float" office:value="71.7399967749324">
            <text:p>72</text:p>
          </table:table-cell>
          <table:table-cell table:formula="oooc:=[.C3]" office:value-type="float" office:value="71.7399967749324">
            <text:p>72</text:p>
          </table:table-cell>
          <table:table-cell table:formula="oooc:=[.C3]*1.1" office:value-type="float" office:value="78.9139964524256">
            <text:p>79</text:p>
          </table:table-cell>
        </table:table-row>
        <table:table-row table:style-name="ro1">
          <table:table-cell table:formula="oooc:=[.A3]+2" office:value-type="float" office:value="27">
            <text:p>27</text:p>
          </table:table-cell>
          <table:table-cell table:formula="oooc:=[.B3]+2" office:value-type="float" office:value="28">
            <text:p>28</text:p>
          </table:table-cell>
          <table:table-cell table:formula="oooc:=55+25*RAND()" office:value-type="float" office:value="62.4626919149713">
            <text:p>62</text:p>
          </table:table-cell>
          <table:table-cell table:formula="oooc:=[.C4]" office:value-type="float" office:value="62.4626919149713">
            <text:p>62</text:p>
          </table:table-cell>
          <table:table-cell table:formula="oooc:=[.C4]*1.1" office:value-type="float" office:value="68.7089611064685">
            <text:p>69</text:p>
          </table:table-cell>
        </table:table-row>
        <table:table-row table:style-name="ro1">
          <table:table-cell table:formula="oooc:=[.A4]+2" office:value-type="float" office:value="29">
            <text:p>29</text:p>
          </table:table-cell>
          <table:table-cell table:formula="oooc:=[.B4]+2" office:value-type="float" office:value="30">
            <text:p>30</text:p>
          </table:table-cell>
          <table:table-cell table:formula="oooc:=55+25*RAND()" office:value-type="float" office:value="57.7269125695931">
            <text:p>58</text:p>
          </table:table-cell>
          <table:table-cell table:formula="oooc:=[.C5]" office:value-type="float" office:value="57.7269125695931">
            <text:p>58</text:p>
          </table:table-cell>
          <table:table-cell table:formula="oooc:=[.C5]*1.1" office:value-type="float" office:value="63.4996038265525">
            <text:p>63</text:p>
          </table:table-cell>
        </table:table-row>
        <table:table-row table:style-name="ro1">
          <table:table-cell table:formula="oooc:=[.A5]+2" office:value-type="float" office:value="31">
            <text:p>31</text:p>
          </table:table-cell>
          <table:table-cell table:formula="oooc:=[.B5]+2" office:value-type="float" office:value="32">
            <text:p>32</text:p>
          </table:table-cell>
          <table:table-cell table:formula="oooc:=55+25*RAND()" office:value-type="float" office:value="73.4943081315115">
            <text:p>73</text:p>
          </table:table-cell>
          <table:table-cell table:formula="oooc:=[.C6]" office:value-type="float" office:value="73.4943081315115">
            <text:p>73</text:p>
          </table:table-cell>
          <table:table-cell table:formula="oooc:=[.C6]*1.1" office:value-type="float" office:value="80.8437389446626">
            <text:p>81</text:p>
          </table:table-cell>
        </table:table-row>
        <table:table-row table:style-name="ro1">
          <table:table-cell table:formula="oooc:=[.A6]+2" office:value-type="float" office:value="33">
            <text:p>33</text:p>
          </table:table-cell>
          <table:table-cell table:formula="oooc:=[.B6]+2" office:value-type="float" office:value="34">
            <text:p>34</text:p>
          </table:table-cell>
          <table:table-cell table:formula="oooc:=55+25*RAND()" office:value-type="float" office:value="74.2890453358596">
            <text:p>74</text:p>
          </table:table-cell>
          <table:table-cell table:formula="oooc:=[.C7]" office:value-type="float" office:value="74.2890453358596">
            <text:p>74</text:p>
          </table:table-cell>
          <table:table-cell table:formula="oooc:=[.C7]*1.1" office:value-type="float" office:value="81.7179498694455">
            <text:p>8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ooc:=140+30*RAND()" office:value-type="float" office:value="140.132674225668">
            <text:p>140</text:p>
          </table:table-cell>
          <table:table-cell table:formula="oooc:=60+20*RAND()" office:value-type="float" office:value="76.1091693565758">
            <text:p>76</text:p>
          </table:table-cell>
          <table:table-cell table:formula="oooc:=60+20*RAND()" office:value-type="float" office:value="68.5864586981882">
            <text:p>69</text:p>
          </table:table-cell>
        </table:table-row>
        <table:table-row table:style-name="ro1">
          <table:table-cell table:style-name="ce1" table:formula="oooc:=[.A9]+2" office:value-type="float" office:value="41">
            <text:p>41</text:p>
          </table:table-cell>
          <table:table-cell table:formula="oooc:=[.B9]+2" office:value-type="float" office:value="42">
            <text:p>42</text:p>
          </table:table-cell>
          <table:table-cell table:formula="oooc:=140+30*RAND()" office:value-type="float" office:value="140.556325870825">
            <text:p>141</text:p>
          </table:table-cell>
          <table:table-cell table:formula="oooc:=60+20*RAND()" office:value-type="float" office:value="77.4598786409292">
            <text:p>77</text:p>
          </table:table-cell>
          <table:table-cell table:formula="oooc:=60+20*RAND()" office:value-type="float" office:value="60.0068111810865">
            <text:p>60</text:p>
          </table:table-cell>
        </table:table-row>
        <table:table-row table:style-name="ro1">
          <table:table-cell table:style-name="ce1" table:formula="oooc:=[.A10]+2" office:value-type="float" office:value="43">
            <text:p>43</text:p>
          </table:table-cell>
          <table:table-cell table:formula="oooc:=[.B10]+2" office:value-type="float" office:value="44">
            <text:p>44</text:p>
          </table:table-cell>
          <table:table-cell table:formula="oooc:=140+30*RAND()" office:value-type="float" office:value="154.975529920764">
            <text:p>155</text:p>
          </table:table-cell>
          <table:table-cell table:formula="oooc:=60+20*RAND()" office:value-type="float" office:value="72.9213938177197">
            <text:p>73</text:p>
          </table:table-cell>
          <table:table-cell table:formula="oooc:=60+20*RAND()" office:value-type="float" office:value="72.3360853606537">
            <text:p>72</text:p>
          </table:table-cell>
        </table:table-row>
        <table:table-row table:style-name="ro1">
          <table:table-cell table:style-name="ce1" table:formula="oooc:=[.A11]+2" office:value-type="float" office:value="45">
            <text:p>45</text:p>
          </table:table-cell>
          <table:table-cell table:formula="oooc:=[.B11]+2" office:value-type="float" office:value="46">
            <text:p>46</text:p>
          </table:table-cell>
          <table:table-cell table:formula="oooc:=140+30*RAND()" office:value-type="float" office:value="157.876540360915">
            <text:p>158</text:p>
          </table:table-cell>
          <table:table-cell table:formula="oooc:=60+20*RAND()" office:value-type="float" office:value="69.8479539946876">
            <text:p>70</text:p>
          </table:table-cell>
          <table:table-cell table:formula="oooc:=60+20*RAND()" office:value-type="float" office:value="61.3104595995091">
            <text:p>61</text:p>
          </table:table-cell>
        </table:table-row>
        <table:table-row table:style-name="ro1">
          <table:table-cell table:style-name="ce1" table:formula="oooc:=[.A12]+2" office:value-type="float" office:value="47">
            <text:p>47</text:p>
          </table:table-cell>
          <table:table-cell table:formula="oooc:=[.B12]+2" office:value-type="float" office:value="48">
            <text:p>48</text:p>
          </table:table-cell>
          <table:table-cell table:formula="oooc:=140+30*RAND()" office:value-type="float" office:value="155.582939761497">
            <text:p>156</text:p>
          </table:table-cell>
          <table:table-cell table:formula="oooc:=60+20*RAND()" office:value-type="float" office:value="69.1718362687025">
            <text:p>69</text:p>
          </table:table-cell>
          <table:table-cell table:formula="oooc:=60+20*RAND()" office:value-type="float" office:value="60.680708438475">
            <text:p>61</text:p>
          </table:table-cell>
        </table:table-row>
        <table:table-row table:style-name="ro1">
          <table:table-cell table:style-name="ce1" table:formula="oooc:=[.A13]+2" office:value-type="float" office:value="49">
            <text:p>49</text:p>
          </table:table-cell>
          <table:table-cell table:formula="oooc:=[.B13]+2" office:value-type="float" office:value="50">
            <text:p>50</text:p>
          </table:table-cell>
          <table:table-cell table:formula="oooc:=140+30*RAND()" office:value-type="float" office:value="142.297122507494">
            <text:p>142</text:p>
          </table:table-cell>
          <table:table-cell table:formula="oooc:=60+20*RAND()" office:value-type="float" office:value="73.1877110680508">
            <text:p>73</text:p>
          </table:table-cell>
          <table:table-cell table:formula="oooc:=60+20*RAND()" office:value-type="float" office:value="67.5019532570159">
            <text:p>68</text:p>
          </table:table-cell>
        </table:table-row>
        <table:table-row table:style-name="ro1">
          <table:table-cell table:style-name="ce1" table:formula="oooc:=[.A14]+2" office:value-type="float" office:value="51">
            <text:p>51</text:p>
          </table:table-cell>
          <table:table-cell table:formula="oooc:=[.B14]+2" office:value-type="float" office:value="52">
            <text:p>52</text:p>
          </table:table-cell>
          <table:table-cell table:formula="oooc:=140+30*RAND()" office:value-type="float" office:value="143.088511392981">
            <text:p>143</text:p>
          </table:table-cell>
          <table:table-cell table:formula="oooc:=60+20*RAND()" office:value-type="float" office:value="78.3055030732907">
            <text:p>78</text:p>
          </table:table-cell>
          <table:table-cell table:formula="oooc:=60+20*RAND()" office:value-type="float" office:value="60.9066502102216">
            <text:p>61</text:p>
          </table:table-cell>
        </table:table-row>
        <table:table-row table:style-name="ro1">
          <table:table-cell table:style-name="ce1" table:formula="oooc:=[.A15]+2" office:value-type="float" office:value="53">
            <text:p>53</text:p>
          </table:table-cell>
          <table:table-cell table:formula="oooc:=[.B15]+2" office:value-type="float" office:value="54">
            <text:p>54</text:p>
          </table:table-cell>
          <table:table-cell table:formula="oooc:=140+30*RAND()" office:value-type="float" office:value="159.310541487909">
            <text:p>159</text:p>
          </table:table-cell>
          <table:table-cell table:formula="oooc:=60+20*RAND()" office:value-type="float" office:value="63.7727420235857">
            <text:p>64</text:p>
          </table:table-cell>
          <table:table-cell table:formula="oooc:=60+20*RAND()" office:value-type="float" office:value="72.6694551076132">
            <text:p>73</text:p>
          </table:table-cell>
        </table:table-row>
        <table:table-row table:style-name="ro1">
          <table:table-cell table:style-name="ce1" table:formula="oooc:=[.A16]+2" office:value-type="float" office:value="55">
            <text:p>55</text:p>
          </table:table-cell>
          <table:table-cell table:formula="oooc:=[.B16]+2" office:value-type="float" office:value="56">
            <text:p>56</text:p>
          </table:table-cell>
          <table:table-cell table:formula="oooc:=140+30*RAND()" office:value-type="float" office:value="167.892588278229">
            <text:p>168</text:p>
          </table:table-cell>
          <table:table-cell table:formula="oooc:=60+20*RAND()" office:value-type="float" office:value="78.8422532746765">
            <text:p>79</text:p>
          </table:table-cell>
          <table:table-cell table:formula="oooc:=60+20*RAND()" office:value-type="float" office:value="66.0614525182459">
            <text:p>66</text:p>
          </table:table-cell>
        </table:table-row>
        <table:table-row table:style-name="ro1">
          <table:table-cell table:style-name="ce1" table:formula="oooc:=[.A17]+2" office:value-type="float" office:value="57">
            <text:p>57</text:p>
          </table:table-cell>
          <table:table-cell table:formula="oooc:=[.B17]+2" office:value-type="float" office:value="58">
            <text:p>58</text:p>
          </table:table-cell>
          <table:table-cell table:formula="oooc:=140+30*RAND()" office:value-type="float" office:value="146.847818562224">
            <text:p>147</text:p>
          </table:table-cell>
          <table:table-cell table:formula="oooc:=60+20*RAND()" office:value-type="float" office:value="61.0237833210378">
            <text:p>61</text:p>
          </table:table-cell>
          <table:table-cell table:formula="oooc:=60+20*RAND()" office:value-type="float" office:value="60.8568990141418">
            <text:p>61</text:p>
          </table:table-cell>
        </table:table-row>
        <table:table-row table:style-name="ro1">
          <table:table-cell table:formula="oooc:=[.A18]+2" office:value-type="float" office:value="59">
            <text:p>59</text:p>
          </table:table-cell>
          <table:table-cell table:formula="oooc:=[.B18]+2"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ooc:=[.A19]+2" office:value-type="float" office:value="61">
            <text:p>61</text:p>
          </table:table-cell>
          <table:table-cell table:formula="oooc:=[.B19]+2" office:value-type="float" office:value="62">
            <text:p>62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20]+2" office:value-type="float" office:value="63">
            <text:p>63</text:p>
          </table:table-cell>
          <table:table-cell table:formula="oooc:=[.B20]+2" office:value-type="float" office:value="64">
            <text:p>64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21]+2" office:value-type="float" office:value="65">
            <text:p>65</text:p>
          </table:table-cell>
          <table:table-cell table:formula="oooc:=[.B21]+2" office:value-type="float" office:value="66">
            <text:p>66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22]+2" office:value-type="float" office:value="67">
            <text:p>67</text:p>
          </table:table-cell>
          <table:table-cell table:formula="oooc:=[.B22]+2" office:value-type="float" office:value="68">
            <text:p>6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table:formula="oooc:=[.A23]+2" office:value-type="float" office:value="69">
            <text:p>69</text:p>
          </table:table-cell>
          <table:table-cell table:formula="oooc:=[.B23]+2" office:value-type="float" office:value="70">
            <text:p>70</text:p>
          </table:table-cell>
          <table:table-cell table:formula="oooc:=140+30*RAND()" office:value-type="float" office:value="154.403408423254">
            <text:p>154</text:p>
          </table:table-cell>
          <table:table-cell table:formula="oooc:=60+20*RAND()" office:value-type="float" office:value="61.6291925225543">
            <text:p>62</text:p>
          </table:table-cell>
          <table:table-cell table:formula="oooc:=60+20*RAND()" office:value-type="float" office:value="60.2487889957841">
            <text:p>60</text:p>
          </table:table-cell>
        </table:table-row>
        <table:table-row table:style-name="ro1">
          <table:table-cell table:style-name="ce1" table:formula="oooc:=[.A24]+2" office:value-type="float" office:value="71">
            <text:p>71</text:p>
          </table:table-cell>
          <table:table-cell table:formula="oooc:=[.B24]+2" office:value-type="float" office:value="72">
            <text:p>72</text:p>
          </table:table-cell>
          <table:table-cell table:formula="oooc:=140+30*RAND()" office:value-type="float" office:value="150.668028220845">
            <text:p>151</text:p>
          </table:table-cell>
          <table:table-cell table:formula="oooc:=60+20*RAND()" office:value-type="float" office:value="61.4034490852633">
            <text:p>61</text:p>
          </table:table-cell>
          <table:table-cell table:formula="oooc:=60+20*RAND()" office:value-type="float" office:value="69.4610827367106">
            <text:p>69</text:p>
          </table:table-cell>
        </table:table-row>
        <table:table-row table:style-name="ro1">
          <table:table-cell table:style-name="ce1" table:formula="oooc:=[.A25]+2" office:value-type="float" office:value="73">
            <text:p>73</text:p>
          </table:table-cell>
          <table:table-cell table:formula="oooc:=[.B25]+2" office:value-type="float" office:value="74">
            <text:p>74</text:p>
          </table:table-cell>
          <table:table-cell table:formula="oooc:=140+30*RAND()" office:value-type="float" office:value="166.860379156126">
            <text:p>167</text:p>
          </table:table-cell>
          <table:table-cell table:formula="oooc:=60+20*RAND()" office:value-type="float" office:value="61.3137228513666">
            <text:p>61</text:p>
          </table:table-cell>
          <table:table-cell table:formula="oooc:=60+20*RAND()" office:value-type="float" office:value="73.1552224388138">
            <text:p>73</text:p>
          </table:table-cell>
        </table:table-row>
        <table:table-row table:style-name="ro1">
          <table:table-cell table:style-name="ce1" table:formula="oooc:=[.A26]+2" office:value-type="float" office:value="75">
            <text:p>75</text:p>
          </table:table-cell>
          <table:table-cell table:formula="oooc:=[.B26]+2" office:value-type="float" office:value="76">
            <text:p>76</text:p>
          </table:table-cell>
          <table:table-cell table:formula="oooc:=140+30*RAND()" office:value-type="float" office:value="140.423651645157">
            <text:p>140</text:p>
          </table:table-cell>
          <table:table-cell table:formula="oooc:=60+20*RAND()" office:value-type="float" office:value="61.3507092843534">
            <text:p>61</text:p>
          </table:table-cell>
          <table:table-cell table:formula="oooc:=60+20*RAND()" office:value-type="float" office:value="71.4203524828983">
            <text:p>71</text:p>
          </table:table-cell>
        </table:table-row>
        <table:table-row table:style-name="ro1">
          <table:table-cell table:style-name="ce1" table:formula="oooc:=[.A27]+2" office:value-type="float" office:value="77">
            <text:p>77</text:p>
          </table:table-cell>
          <table:table-cell table:formula="oooc:=[.B27]+2" office:value-type="float" office:value="78">
            <text:p>78</text:p>
          </table:table-cell>
          <table:table-cell table:formula="oooc:=140+30*RAND()" office:value-type="float" office:value="154.419204035969">
            <text:p>154</text:p>
          </table:table-cell>
          <table:table-cell table:formula="oooc:=60+20*RAND()" office:value-type="float" office:value="75.4615151861038">
            <text:p>75</text:p>
          </table:table-cell>
          <table:table-cell table:formula="oooc:=60+20*RAND()" office:value-type="float" office:value="72.3292741795673">
            <text:p>72</text:p>
          </table:table-cell>
        </table:table-row>
        <table:table-row table:style-name="ro1">
          <table:table-cell table:formula="oooc:=[.A28]+2" office:value-type="float" office:value="79">
            <text:p>79</text:p>
          </table:table-cell>
          <table:table-cell table:formula="oooc:=[.B28]+2" office:value-type="float" office:value="80">
            <text:p>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ooc:=[.A29]+2" office:value-type="float" office:value="81">
            <text:p>81</text:p>
          </table:table-cell>
          <table:table-cell table:formula="oooc:=[.B29]+2" office:value-type="float" office:value="82">
            <text:p>82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30]+2" office:value-type="float" office:value="83">
            <text:p>83</text:p>
          </table:table-cell>
          <table:table-cell table:formula="oooc:=[.B30]+2" office:value-type="float" office:value="84">
            <text:p>84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31]+2" office:value-type="float" office:value="85">
            <text:p>85</text:p>
          </table:table-cell>
          <table:table-cell table:formula="oooc:=[.B31]+2" office:value-type="float" office:value="86">
            <text:p>86</text:p>
          </table:table-cell>
          <table:table-cell table:number-columns-repeated="3" office:value-type="float" office:value="200">
            <text:p>200</text:p>
          </table:table-cell>
        </table:table-row>
        <table:table-row table:style-name="ro1">
          <table:table-cell table:formula="oooc:=[.A32]+2" office:value-type="float" office:value="87">
            <text:p>87</text:p>
          </table:table-cell>
          <table:table-cell table:formula="oooc:=[.B32]+2" office:value-type="float" office:value="88">
            <text:p>8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table:formula="oooc:=[.A33]+2" office:value-type="float" office:value="89">
            <text:p>89</text:p>
          </table:table-cell>
          <table:table-cell table:formula="oooc:=[.B33]+2" office:value-type="float" office:value="90">
            <text:p>90</text:p>
          </table:table-cell>
          <table:table-cell table:formula="oooc:=140+30*RAND()" office:value-type="float" office:value="142.901010440151">
            <text:p>143</text:p>
          </table:table-cell>
          <table:table-cell table:formula="oooc:=60+20*RAND()" office:value-type="float" office:value="76.9265601862811">
            <text:p>77</text:p>
          </table:table-cell>
          <table:table-cell table:formula="oooc:=60+20*RAND()" office:value-type="float" office:value="68.9743742388554">
            <text:p>69</text:p>
          </table:table-cell>
        </table:table-row>
        <table:table-row table:style-name="ro1">
          <table:table-cell table:style-name="ce1" table:formula="oooc:=[.A34]+2" office:value-type="float" office:value="91">
            <text:p>91</text:p>
          </table:table-cell>
          <table:table-cell table:formula="oooc:=[.B34]+2" office:value-type="float" office:value="92">
            <text:p>92</text:p>
          </table:table-cell>
          <table:table-cell table:formula="oooc:=140+30*RAND()" office:value-type="float" office:value="167.706399414552">
            <text:p>168</text:p>
          </table:table-cell>
          <table:table-cell table:formula="oooc:=60+20*RAND()" office:value-type="float" office:value="79.323882283328">
            <text:p>79</text:p>
          </table:table-cell>
          <table:table-cell table:formula="oooc:=60+20*RAND()" office:value-type="float" office:value="79.3702488482791">
            <text:p>79</text:p>
          </table:table-cell>
        </table:table-row>
        <table:table-row table:style-name="ro1">
          <table:table-cell table:style-name="ce1" table:formula="oooc:=[.A35]+2" office:value-type="float" office:value="93">
            <text:p>93</text:p>
          </table:table-cell>
          <table:table-cell table:formula="oooc:=[.B35]+2" office:value-type="float" office:value="94">
            <text:p>94</text:p>
          </table:table-cell>
          <table:table-cell table:formula="oooc:=140+30*RAND()" office:value-type="float" office:value="156.714182745998">
            <text:p>157</text:p>
          </table:table-cell>
          <table:table-cell table:formula="oooc:=60+20*RAND()" office:value-type="float" office:value="64.0158747900351">
            <text:p>64</text:p>
          </table:table-cell>
          <table:table-cell table:formula="oooc:=60+20*RAND()" office:value-type="float" office:value="66.8212448185409">
            <text:p>67</text:p>
          </table:table-cell>
        </table:table-row>
        <table:table-row table:style-name="ro1">
          <table:table-cell table:style-name="ce1" table:formula="oooc:=[.A36]+2" office:value-type="float" office:value="95">
            <text:p>95</text:p>
          </table:table-cell>
          <table:table-cell table:formula="oooc:=[.B36]+2" office:value-type="float" office:value="96">
            <text:p>96</text:p>
          </table:table-cell>
          <table:table-cell table:formula="oooc:=140+30*RAND()" office:value-type="float" office:value="140.791388885487">
            <text:p>141</text:p>
          </table:table-cell>
          <table:table-cell table:formula="oooc:=60+20*RAND()" office:value-type="float" office:value="65.1177920052399">
            <text:p>65</text:p>
          </table:table-cell>
          <table:table-cell table:formula="oooc:=60+20*RAND()" office:value-type="float" office:value="73.4046969532057">
            <text:p>73</text:p>
          </table:table-cell>
        </table:table-row>
        <table:table-row table:style-name="ro1">
          <table:table-cell table:style-name="ce1" table:formula="oooc:=[.A37]+2" office:value-type="float" office:value="97">
            <text:p>97</text:p>
          </table:table-cell>
          <table:table-cell table:formula="oooc:=[.B37]+2" office:value-type="float" office:value="98">
            <text:p>98</text:p>
          </table:table-cell>
          <table:table-cell table:formula="oooc:=140+30*RAND()" office:value-type="float" office:value="156.222030080958">
            <text:p>156</text:p>
          </table:table-cell>
          <table:table-cell table:formula="oooc:=60+20*RAND()" office:value-type="float" office:value="65.4672389596082">
            <text:p>65</text:p>
          </table:table-cell>
          <table:table-cell table:formula="oooc:=60+20*RAND()" office:value-type="float" office:value="71.7628048973916">
            <text:p>72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2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1-23T22:18:00</meta:creation-date>
    <dc:date>2012-08-12T12:03:35</dc:date>
    <dc:language>en-US</dc:language>
    <meta:editing-cycles>11</meta:editing-cycles>
    <meta:editing-duration>PT2H16M31S</meta:editing-duration>
    <meta:user-defined meta:name="Info 1"/>
    <meta:user-defined meta:name="Info 2"/>
    <meta:user-defined meta:name="Info 3"/>
    <meta:user-defined meta:name="Info 4"/>
    <meta:document-statistic meta:table-count="3" meta:cell-count="185"/>
  </office:meta>
</office:document-meta>
</file>